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6pt" style:font-size-asian="16pt" style:font-size-complex="16pt"/>
    </style:style>
    <style:style style:name="P2" style:parent-style-name="Standard" style:family="paragraph">
      <style:paragraph-properties fo:text-align="center"/>
      <style:text-properties fo:font-size="16pt" style:font-size-asian="16pt" style:font-size-complex="16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style:style>
    <style:style style:name="T16" style:parent-style-name="DefaultParagraphFont" style:family="text">
      <style:text-properties fo:font-weight="bold" style:font-weight-asian="bold" style:font-weight-complex="bold" fo:font-size="14pt" style:font-size-asian="14pt" style:font-size-complex="14pt"/>
    </style:style>
    <style:style style:name="P17" style:parent-style-name="Standard" style:list-style-name="LFO1" style:family="paragraph"/>
    <style:style style:name="T18" style:parent-style-name="DefaultParagraphFont" style:family="text">
      <style:text-properties fo:font-size="14pt" style:font-size-asian="14pt" style:font-size-complex="14pt"/>
    </style:style>
    <style:style style:name="T19" style:parent-style-name="DefaultParagraphFont" style:family="text">
      <style:text-properties style:text-position="super 64.2%"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P22" style:parent-style-name="Standard" style:list-style-name="LFO1" style:family="paragraph"/>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weight="bold" style:font-weight-asian="bold" style:font-weight-complex="bold" fo:font-size="14pt" style:font-size-asian="14pt" style:font-size-complex="14pt"/>
    </style:style>
    <style:style style:name="P26" style:parent-style-name="Standard" style:list-style-name="LFO2" style:family="paragraph"/>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P29" style:parent-style-name="Standard" style:list-style-name="LFO2" style:family="paragraph"/>
    <style:style style:name="T30" style:parent-style-name="DefaultParagraphFont" style:family="text">
      <style:text-properties fo:font-size="14pt" style:font-size-asian="14pt" style:font-size-complex="14pt"/>
    </style:style>
    <style:style style:name="T31" style:parent-style-name="DefaultParagraphFont" style:family="text">
      <style:text-properties style:text-position="super 64.2%"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P34" style:parent-style-name="Standard" style:list-style-name="LFO2" style:family="paragraph"/>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P37" style:parent-style-name="Standard" style:list-style-name="LFO2" style:family="paragraph"/>
    <style:style style:name="T38" style:parent-style-name="DefaultParagraphFont" style:family="text">
      <style:text-properties fo:font-size="14pt" style:font-size-asian="14pt" style:font-size-complex="14pt"/>
    </style:style>
    <style:style style:name="T39" style:parent-style-name="DefaultParagraphFont" style:family="text">
      <style:text-properties fo:font-size="14pt" style:font-size-asian="14pt" style:font-size-complex="14pt"/>
    </style:style>
    <style:style style:name="P40" style:parent-style-name="Standard" style:list-style-name="LFO2" style:family="paragraph"/>
    <style:style style:name="T41" style:parent-style-name="DefaultParagraphFont"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P43" style:parent-style-name="Standard" style:list-style-name="LFO2" style:family="paragraph"/>
    <style:style style:name="T44" style:parent-style-name="DefaultParagraphFont" style:family="text">
      <style:text-properties fo:font-size="14pt" style:font-size-asian="14pt" style:font-size-complex="14pt"/>
    </style:style>
    <style:style style:name="P45" style:parent-style-name="Standard" style:list-style-name="LFO2" style:family="paragraph"/>
    <style:style style:name="T46" style:parent-style-name="DefaultParagraphFont" style:family="text">
      <style:text-properties fo:font-size="14pt" style:font-size-asian="14pt" style:font-size-complex="14pt"/>
    </style:style>
    <style:style style:name="P47" style:parent-style-name="Standard" style:list-style-name="LFO2" style:family="paragraph"/>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P50" style:parent-style-name="Standard" style:list-style-name="LFO2" style:family="paragraph"/>
    <style:style style:name="T51" style:parent-style-name="DefaultParagraphFont" style:family="text">
      <style:text-properties fo:font-size="14pt" style:font-size-asian="14pt" style:font-size-complex="14pt"/>
    </style:style>
    <style:style style:name="P52" style:parent-style-name="Standard" style:list-style-name="LFO2" style:family="paragraph">
      <style:text-properties fo:font-size="14pt" style:font-size-asian="14pt" style:font-size-complex="14pt"/>
    </style:style>
    <style:style style:name="P53" style:parent-style-name="Standard" style:list-style-name="LFO2" style:family="paragraph">
      <style:text-properties fo:font-size="14pt" style:font-size-asian="14pt" style:font-size-complex="14pt"/>
    </style:style>
    <style:style style:name="P54" style:parent-style-name="Standard" style:list-style-name="LFO2" style:family="paragraph">
      <style:text-properties fo:font-size="14pt" style:font-size-asian="14pt" style:font-size-complex="14pt"/>
    </style:style>
    <style:style style:name="P55" style:parent-style-name="Standard"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fo:font-size="14pt" style:font-size-asian="14pt" style:font-size-complex="14pt"/>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style:style>
    <style:style style:name="P59" style:parent-style-name="Standard" style:family="paragraph">
      <style:text-properties fo:font-weight="bold" style:font-weight-asian="bold" style:font-weight-complex="bold"/>
    </style:style>
    <style:style style:name="T60" style:parent-style-name="DefaultParagraphFont" style:family="text">
      <style:text-properties fo:font-size="14pt" style:font-size-asian="14pt" style:font-size-complex="14pt"/>
    </style:style>
    <style:style style:name="P61" style:parent-style-name="Standard" style:family="paragraph">
      <style:text-properties fo:font-weight="bold" style:font-weight-asian="bold" style:font-weight-complex="bold"/>
    </style:style>
    <style:style style:name="T62" style:parent-style-name="DefaultParagraphFont" style:family="text">
      <style:text-properties fo:font-size="14pt" style:font-size-asian="14pt" style:font-size-complex="14pt"/>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fo:font-size="14pt" style:font-size-asian="14pt" style:font-size-complex="14pt"/>
    </style:style>
    <style:style style:name="P65" style:parent-style-name="Standard" style:family="paragraph">
      <style:text-properties fo:font-weight="bold" style:font-weight-asian="bold" style:font-weight-complex="bold" fo:font-size="14pt" style:font-size-asian="14pt" style:font-size-complex="14pt"/>
    </style:style>
    <style:style style:name="P66" style:parent-style-name="Standard" style:family="paragraph">
      <style:text-properties fo:font-weight="bold" style:font-weight-asian="bold" style:font-weight-complex="bold"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ize="14pt" style:font-size-asian="14pt" style:font-size-complex="14pt"/>
    </style:style>
    <style:style style:name="T6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1"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3"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size="14pt" style:font-size-asian="14pt" style:font-size-complex="14pt"/>
    </style:style>
  </office:automatic-styles>
  <office:body>
    <office:text text:use-soft-page-breaks="true">
      <text:p text:style-name="P1">SCHOA MINUTES</text:p>
      <text:p text:style-name="P2">BOARD MEETING</text:p>
      <text:p text:style-name="P3">JAN. 24, 2023</text:p>
      <text:p text:style-name="P4"/>
      <text:p text:style-name="P5">Board members present: Gordon Baldwin, Lori Buma, Mindy Ewing, Laurie Kirschner, Paul Martin, Hun Park, Chris Regan</text:p>
      <text:p text:style-name="P6"/>
      <text:p text:style-name="P7">New Board Member<text:s/>Assignments:</text:p>
      <text:p text:style-name="P8">President – Gordon Baldwin</text:p>
      <text:p text:style-name="P9">Vice President – Lori Buma</text:p>
      <text:p text:style-name="P10">Treasurer – Chris Regan</text:p>
      <text:p text:style-name="P11">Secretary – Mindy Ewing</text:p>
      <text:p text:style-name="P12">Landscaping Committee – Lori Buma, Laurie Kirschner</text:p>
      <text:p text:style-name="P13">Maintenance Committee – Paul Martin, Hun Park</text:p>
      <text:p text:style-name="Standard"><text:span text:style-name="T14">Architecture Committee – Gordon Baldwin, La</text:span><text:span text:style-name="T15">urie Kirschner, Paul Martin, Hun Park</text:span></text:p>
      <text:p text:style-name="Standard"/>
      <text:p text:style-name="Standard"><text:span text:style-name="T16">Old Business:</text:span></text:p>
      <text:list text:style-name="LFO1" text:continue-numbering="true">
        <text:list-item>
          <text:p text:style-name="P17"><text:span text:style-name="T18">Discussed obtaining bids and finalizing contracts for work on the dock, the light on 68</text:span><text:span text:style-name="T19">th</text:span><text:span text:style-name="T20">, the goose fence and the mailbox kiosks. An idea was floated to have a residents’ work party this summer the do t</text:span><text:span text:style-name="T21">he kiosk repairs. The HOA would supply the materials needed, with residents volunteering to provide the labor.</text:span></text:p>
        </text:list-item>
        <text:list-item>
          <text:p text:style-name="P22"><text:span text:style-name="T23">Discussed the request by the Eberle family to erect a fence for personal protection from a vicious pit bull. Members agreed a fence could be erec</text:span><text:span text:style-name="T24">ted in this particular situation, but that it must meet certain requirements (4 foot height limit, recessed from the road), and that final plans must be approved by the Architecture Committee.</text:span></text:p>
        </text:list-item>
      </text:list>
      <text:p text:style-name="Standard"><text:span text:style-name="T25">New Business:</text:span></text:p>
      <text:list text:style-name="LFO2" text:continue-numbering="true">
        <text:list-item>
          <text:p text:style-name="P26"><text:span text:style-name="T27">Discussed establishing better rules and oversight</text:span><text:span text:style-name="T28"><text:s/>of the boat rack in the Commons, including identifying water craft with lot numbers, and identifying who owns the kayaks currently on the rack and establishing an updated list.</text:span></text:p>
        </text:list-item>
        <text:list-item>
          <text:p text:style-name="P29"><text:span text:style-name="T30">Discussed the proposal from a resident at the Jan. 18</text:span><text:span text:style-name="T31">th</text:span><text:span text:style-name="T32"><text:s/>Annual Meeting to upda</text:span><text:span text:style-name="T33">te the covenants and CCRs, with the possible creation of an Administrative Review Committee.</text:span></text:p>
        </text:list-item>
        <text:list-item>
          <text:p text:style-name="P34"><text:span text:style-name="T35">Discussed the need to keep the residents of South Cove better informed about safety and/or security issues in the neighborhood. Also, better outreach to residents<text:s/></text:span><text:span text:style-name="T36">about volunteer opportunities to aid the different committees and help with various work projects.</text:span></text:p>
        </text:list-item>
        <text:list-item>
          <text:p text:style-name="P37"><text:span text:style-name="T38">Suggestion by Gordon to establish a dedicated SCHOA web page to keep residents better informed. This could be in place of a newsletter. He volunteered to des</text:span><text:span text:style-name="T39">ign such a site. All members were in agreement about establishing this web page.</text:span></text:p>
        </text:list-item>
        <text:list-item>
          <text:p text:style-name="P40"><text:span text:style-name="T41">The treasurer identified that the SCHOA accounts will need to be updated to reflect the change in the board. In order to change the account we will need to bring a copy of the</text:span><text:span text:style-name="T42"><text:s/>minutes, signed by the President, into Olympia Federal Savings. The new board members will need to visit the bank to fill out personal information forms to be added.</text:span></text:p>
          <text:list text:continue-numbering="true">
            <text:list-item>
              <text:p text:style-name="P43"><text:span text:style-name="T44">The following board members will be removed:</text:span></text:p>
              <text:list text:continue-numbering="true">
                <text:list-item>
                  <text:p text:style-name="P45"><text:span text:style-name="T46">Roger Neal, President</text:span></text:p>
                </text:list-item>
                <text:list-item>
                  <text:p text:style-name="P47"><text:span text:style-name="T48">David Hamilton, Vice P</text:span><text:span text:style-name="T49">resident</text:span></text:p>
                </text:list-item>
                <text:list-item>
                  <text:p text:style-name="P50"><text:span text:style-name="T51">Randy Kramer, Vice President</text:span></text:p>
                </text:list-item>
              </text:list>
            </text:list-item>
            <text:list-item>
              <text:p text:style-name="P52">The following board members will be added:</text:p>
              <text:list text:continue-numbering="true">
                <text:list-item>
                  <text:p text:style-name="P53">Gordon Baldwin, President</text:p>
                </text:list-item>
                <text:list-item>
                  <text:p text:style-name="P54">Lori Buma, Vice President</text:p>
                </text:list-item>
              </text:list>
            </text:list-item>
          </text:list>
        </text:list-item>
      </text:list>
      <text:p text:style-name="P55"/>
      <text:p text:style-name="Standard"><text:span text:style-name="T56">Next Meeting:</text:span></text:p>
      <text:p text:style-name="Standard"><text:span text:style-name="T57">The next meeting for the SCHOA board was set for Thursday, March 9, 2023 at 6:30 p.m. The meeting will be<text:s/></text:span><text:span text:style-name="T58">held at the home of Mindy Ewing, 6718 Mirror Ct.</text:span></text:p>
      <text:p text:style-name="P59"/>
      <text:p text:style-name="Standard"><text:span text:style-name="T60">The meeting was adjourned at 8:10 p.m.</text:span></text:p>
      <text:p text:style-name="P61"/>
      <text:p text:style-name="Standard"><text:span text:style-name="T62">Minutes submitted by Mindy Ewing, Secretary, on January 25, 2023</text:span></text:p>
      <text:p text:style-name="P63"/>
      <text:p text:style-name="Standard"/>
      <text:p text:style-name="P64"/>
      <text:p text:style-name="P65"/>
      <text:p text:style-name="P66"/>
      <text:p text:style-name="Standard"><text:span text:style-name="T67">Signed:</text:span><text:span text:style-name="T68"><text:tab/></text:span><text:span text:style-name="T69"><text:tab/></text:span><text:span text:style-name="T70"><text:tab/></text:span><text:span text:style-name="T71"><text:tab/></text:span><text:span text:style-name="T72"><text:tab/></text:span><text:span text:style-name="T73"><text:tab/></text:span><text:span text:style-name="T74"><text:tab/></text:span></text:p>
      <text:p text:style-name="Standard"><text:span text:style-name="T75"><text:tab/></text:span><text:span text:style-name="T76"><text:tab/>Gordon Baldwin, SCHOA Presid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meta:initial-creator>
    <dc:creator>Chris Regan</dc:creator>
    <meta:creation-date>2023-02-03T17:01:00Z</meta:creation-date>
    <dc:date>2023-02-03T17:01:00Z</dc:date>
    <meta:template xlink:href="Normal" xlink:type="simple"/>
    <meta:editing-cycles>2</meta:editing-cycles>
    <meta:editing-duration>PT0S</meta:editing-duration>
    <meta:document-statistic meta:page-count="2" meta:paragraph-count="5" meta:word-count="439" meta:character-count="2939" meta:row-count="20" meta:non-whitespace-character-count="2505"/>
  </office:meta>
</office:document-meta>
</file>